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Java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Gson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JsoniterSerialization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0.1413" calcext:value-type="float">
            <text:p>0,1413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2446" calcext:value-type="float">
            <text:p>0,2446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</table:table-row>
        <table:table-row table:style-name="ro1">
          <table:table-cell office:value-type="float" office:value="0.1472" calcext:value-type="float">
            <text:p>0,1472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2488" calcext:value-type="float">
            <text:p>0,2488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214" calcext:value-type="float">
            <text:p>0,0214</text:p>
          </table:table-cell>
          <table:table-cell office:value-type="float" office:value="0.0458" calcext:value-type="float">
            <text:p>0,0458</text:p>
          </table:table-cell>
          <table:table-cell office:value-type="float" office:value="0.2273" calcext:value-type="float">
            <text:p>0,2273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</table:table-row>
        <table:table-row table:style-name="ro1">
          <table:table-cell table:formula="of:=([.A5]+[.A4]+[.A3])/3" office:value-type="float" office:value="0.1395" calcext:value-type="float">
            <text:p>0,1395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41" calcext:value-type="float">
            <text:p>0,041</text:p>
          </table:table-cell>
          <table:table-cell table:formula="of:=([.E5]+[.E4]+[.E3])/3" office:value-type="float" office:value="0.240233333333333" calcext:value-type="float">
            <text:p>0,2402333333</text:p>
          </table:table-cell>
          <table:table-cell/>
          <table:table-cell table:formula="of:=([.G5]+[.G4]+[.G3])/3" office:value-type="float" office:value="0.0642666666666667" calcext:value-type="float">
            <text:p>0,0642666667</text:p>
          </table:table-cell>
          <table:table-cell table:formula="of:=([.H5]+[.H4]+[.H3])/3" office:value-type="float" office:value="0.0228666666666667" calcext:value-type="float">
            <text:p>0,0228666667</text:p>
          </table:table-cell>
          <table:table-cell table:formula="of:=([.I5]+[.I4]+[.I3])/3" office:value-type="float" office:value="0.02" calcext:value-type="float">
            <text:p>0,02</text:p>
          </table:table-cell>
          <table:table-cell table:formula="of:=([.J5]+[.J4]+[.J3])/3" office:value-type="float" office:value="0.0346" calcext:value-type="float">
            <text:p>0,0346</text:p>
          </table:table-cell>
          <table:table-cell table:formula="of:=([.K5]+[.K4]+[.K3])/3" office:value-type="float" office:value="0.155466666666667" calcext:value-type="float">
            <text:p>0,1554666667</text:p>
          </table:table-cell>
          <table:table-cell/>
          <table:table-cell table:formula="of:=([.M5]+[.M4]+[.M3])/3" office:value-type="float" office:value="0.0642666666666667" calcext:value-type="float">
            <text:p>0,0642666667</text:p>
          </table:table-cell>
          <table:table-cell table:formula="of:=([.N5]+[.N4]+[.N3])/3" office:value-type="float" office:value="0.0228666666666667" calcext:value-type="float">
            <text:p>0,0228666667</text:p>
          </table:table-cell>
          <table:table-cell table:formula="of:=([.O5]+[.O4]+[.O3])/3" office:value-type="float" office:value="0.02" calcext:value-type="float">
            <text:p>0,02</text:p>
          </table:table-cell>
          <table:table-cell table:formula="of:=([.P5]+[.P4]+[.P3])/3" office:value-type="float" office:value="0.0346" calcext:value-type="float">
            <text:p>0,0346</text:p>
          </table:table-cell>
          <table:table-cell table:formula="of:=([.Q5]+[.Q4]+[.Q3])/3" office:value-type="float" office:value="0.155466666666667" calcext:value-type="float">
            <text:p>0,1554666667</text:p>
          </table:table-cell>
        </table:table-row>
        <table:table-row table:style-name="ro1">
          <table:table-cell table:formula="of:=[.A6]/[.E6]*100" office:value-type="float" office:value="58.0685444706535" calcext:value-type="float">
            <text:p>58,0685444707</text:p>
          </table:table-cell>
          <table:table-cell table:formula="of:=[.B6]/[.E6]*100" office:value-type="float" office:value="9.40752046621341" calcext:value-type="float">
            <text:p>9,4075204662</text:p>
          </table:table-cell>
          <table:table-cell table:formula="of:=[.C6]/[.E6]*100" office:value-type="float" office:value="9.28264187595394" calcext:value-type="float">
            <text:p>9,282641876</text:p>
          </table:table-cell>
          <table:table-cell table:formula="of:=[.D6]/[.E6]*100" office:value-type="float" office:value="17.0667406687942" calcext:value-type="float">
            <text:p>17,0667406688</text:p>
          </table:table-cell>
          <table:table-cell table:formula="of:=[.D7]+[.C7]+[.B7]+[.A7]" office:value-type="float" office:value="93.8254474816151" calcext:value-type="float">
            <text:p>93,8254474816</text:p>
          </table:table-cell>
          <table:table-cell/>
          <table:table-cell table:formula="of:=[.G6]/[.K6]*100" office:value-type="float" office:value="41.3379073756432" calcext:value-type="float">
            <text:p>41,3379073756</text:p>
          </table:table-cell>
          <table:table-cell table:formula="of:=[.H6]/[.K6]*100" office:value-type="float" office:value="14.7084048027444" calcext:value-type="float">
            <text:p>14,7084048027</text:p>
          </table:table-cell>
          <table:table-cell table:formula="of:=[.I6]/[.K6]*100" office:value-type="float" office:value="12.8644939965695" calcext:value-type="float">
            <text:p>12,8644939966</text:p>
          </table:table-cell>
          <table:table-cell table:formula="of:=[.J6]/[.K6]*100" office:value-type="float" office:value="22.2555746140652" calcext:value-type="float">
            <text:p>22,2555746141</text:p>
          </table:table-cell>
          <table:table-cell table:formula="of:=[.J7]+[.I7]+[.H7]+[.G7]" office:value-type="float" office:value="91.1663807890223" calcext:value-type="float">
            <text:p>91,166380789</text:p>
          </table:table-cell>
          <table:table-cell/>
          <table:table-cell table:formula="of:=[.M6]/[.Q6]*100" office:value-type="float" office:value="41.3379073756432" calcext:value-type="float">
            <text:p>41,3379073756</text:p>
          </table:table-cell>
          <table:table-cell table:formula="of:=[.N6]/[.Q6]*100" office:value-type="float" office:value="14.7084048027444" calcext:value-type="float">
            <text:p>14,7084048027</text:p>
          </table:table-cell>
          <table:table-cell table:formula="of:=[.O6]/[.Q6]*100" office:value-type="float" office:value="12.8644939965695" calcext:value-type="float">
            <text:p>12,8644939966</text:p>
          </table:table-cell>
          <table:table-cell table:formula="of:=[.P6]/[.Q6]*100" office:value-type="float" office:value="22.2555746140652" calcext:value-type="float">
            <text:p>22,2555746141</text:p>
          </table:table-cell>
          <table:table-cell table:formula="of:=[.P7]+[.O7]+[.N7]+[.M7]" office:value-type="float" office:value="91.1663807890223" calcext:value-type="float">
            <text:p>91,166380789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% faster than java</text:p>
          </table:table-cell>
          <table:table-cell table:formula="of:=([.A6]-[.G6])/[.A6]*100" office:value-type="float" office:value="53.9307048984468" calcext:value-type="float">
            <text:p>53,9307048984</text:p>
          </table:table-cell>
          <table:table-cell table:number-columns-repeated="4"/>
          <table:table-cell table:style-name="ce3" office:value-type="string" calcext:value-type="string">
            <text:p>% faster than gson</text:p>
          </table:table-cell>
          <table:table-cell table:formula="of:=([.G6]-[.M6])/[.G6]*100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3:58:18.331997976</meta:creation-date>
    <dc:date>2017-09-26T18:31:29.773533804</dc:date>
    <meta:editing-duration>PT1H51M50S</meta:editing-duration>
    <meta:editing-cycles>1</meta:editing-cycles>
    <meta:document-statistic meta:table-count="1" meta:cell-count="97" meta:object-count="0"/>
    <meta:generator>LibreOffice/5.1.6.2$Linux_X86_64 LibreOffice_project/10m0$Build-2</meta:generator>
  </office:meta>
</office:document-meta>
</file>